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8807in" fo:break-before="auto" style:use-optimal-row-height="true"/>
    </style:style>
    <style:style style:name="ro7" style:family="table-row">
      <style:table-row-properties style:row-height="0.6634in" fo:break-before="auto" style:use-optimal-row-height="true"/>
    </style:style>
    <style:style style:name="ro8" style:family="table-row">
      <style:table-row-properties style:row-height="1.088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2" table:row="20" table:table="0"/>
          <office:change-info>
            <dc:creator> </dc:creator>
            <dc:date>2014-09-20T03:36:31.818286470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2">
          <table:cell-address table:column="2" table:row="26" table:table="0"/>
          <office:change-info>
            <dc:creator> </dc:creator>
            <dc:date>2014-09-20T03:36:39.463250354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3">
          <table:cell-address table:column="2" table:row="28" table:table="0"/>
          <office:change-info>
            <dc:creator> </dc:creator>
            <dc:date>2014-09-20T03:36:42.712848349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14-09-20T03:37:39.281709547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2" table:table="0"/>
          <office:change-info>
            <dc:creator> </dc:creator>
            <dc:date>2014-09-20T03:37:47.627901916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3" table:table="0"/>
          <office:change-info>
            <dc:creator> </dc:creator>
            <dc:date>2014-09-20T03:37:47.627913894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4" table:table="0"/>
          <office:change-info>
            <dc:creator> </dc:creator>
            <dc:date>2014-09-20T03:37:47.627917826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5" table:table="0"/>
          <office:change-info>
            <dc:creator> </dc:creator>
            <dc:date>2014-09-20T03:37:47.62792173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6" table:table="0"/>
          <office:change-info>
            <dc:creator> </dc:creator>
            <dc:date>2014-09-20T03:37:47.627925472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7" table:table="0"/>
          <office:change-info>
            <dc:creator> </dc:creator>
            <dc:date>2014-09-20T03:37:47.62792898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8" table:table="0"/>
          <office:change-info>
            <dc:creator> </dc:creator>
            <dc:date>2014-09-20T03:37:47.627932575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9" table:table="0"/>
          <office:change-info>
            <dc:creator> </dc:creator>
            <dc:date>2014-09-20T03:37:47.62793987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0" table:table="0"/>
          <office:change-info>
            <dc:creator> </dc:creator>
            <dc:date>2014-09-20T03:37:47.627943919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1" table:table="0"/>
          <office:change-info>
            <dc:creator> </dc:creator>
            <dc:date>2014-09-20T03:37:47.627947464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2" table:table="0"/>
          <office:change-info>
            <dc:creator> </dc:creator>
            <dc:date>2014-09-20T03:37:47.62795082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3" table:table="0"/>
          <office:change-info>
            <dc:creator> </dc:creator>
            <dc:date>2014-09-20T03:37:47.627954249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4" table:table="0"/>
          <office:change-info>
            <dc:creator> </dc:creator>
            <dc:date>2014-09-20T03:37:47.627957485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5" table:table="0"/>
          <office:change-info>
            <dc:creator> </dc:creator>
            <dc:date>2014-09-20T03:37:47.627960666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6" table:table="0"/>
          <office:change-info>
            <dc:creator> </dc:creator>
            <dc:date>2014-09-20T03:37:47.627964101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17" table:table="0"/>
          <office:change-info>
            <dc:creator> </dc:creator>
            <dc:date>2014-09-20T03:37:47.627967445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18" table:table="0"/>
          <office:change-info>
            <dc:creator> </dc:creator>
            <dc:date>2014-09-20T03:37:47.627970687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19" table:table="0"/>
          <office:change-info>
            <dc:creator> </dc:creator>
            <dc:date>2014-09-20T03:37:47.62797385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0" table:table="0"/>
          <office:change-info>
            <dc:creator> </dc:creator>
            <dc:date>2014-09-20T03:37:47.62797733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1" table:table="0"/>
          <office:change-info>
            <dc:creator> </dc:creator>
            <dc:date>2014-09-20T03:37:47.627982731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2" table:table="0"/>
          <office:change-info>
            <dc:creator> </dc:creator>
            <dc:date>2014-09-20T03:37:47.62798608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3" table:table="0"/>
          <office:change-info>
            <dc:creator> </dc:creator>
            <dc:date>2014-09-20T03:37:47.627989268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4" table:table="0"/>
          <office:change-info>
            <dc:creator> </dc:creator>
            <dc:date>2014-09-20T03:37:47.627992667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5" table:table="0"/>
          <office:change-info>
            <dc:creator> </dc:creator>
            <dc:date>2014-09-20T03:37:47.627995883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6" table:table="0"/>
          <office:change-info>
            <dc:creator> </dc:creator>
            <dc:date>2014-09-20T03:37:47.627999069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27" table:table="0"/>
          <office:change-info>
            <dc:creator> </dc:creator>
            <dc:date>2014-09-20T03:37:47.628003831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28" table:table="0"/>
          <office:change-info>
            <dc:creator> </dc:creator>
            <dc:date>2014-09-20T03:37:47.628007556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29" table:table="0"/>
          <office:change-info>
            <dc:creator> </dc:creator>
            <dc:date>2014-09-20T03:37:47.628010854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0" table:table="0"/>
          <office:change-info>
            <dc:creator> </dc:creator>
            <dc:date>2014-09-20T03:37:47.628014117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1" table:table="0"/>
          <office:change-info>
            <dc:creator> </dc:creator>
            <dc:date>2014-09-20T03:37:47.62801747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2" table:table="0"/>
          <office:change-info>
            <dc:creator> </dc:creator>
            <dc:date>2014-09-20T03:37:47.628020955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3" table:table="0"/>
          <office:change-info>
            <dc:creator> </dc:creator>
            <dc:date>2014-09-20T03:37:47.628026149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4" table:table="0"/>
          <office:change-info>
            <dc:creator> </dc:creator>
            <dc:date>2014-09-20T03:37:47.628029609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5" table:table="0"/>
          <office:change-info>
            <dc:creator> </dc:creator>
            <dc:date>2014-09-20T03:37:47.628032943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6" table:table="0"/>
          <office:change-info>
            <dc:creator> </dc:creator>
            <dc:date>2014-09-20T03:37:47.628036247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37" table:table="0"/>
          <office:change-info>
            <dc:creator> </dc:creator>
            <dc:date>2014-09-20T03:37:47.628039524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38" table:table="0"/>
          <office:change-info>
            <dc:creator> </dc:creator>
            <dc:date>2014-09-20T03:37:47.628042812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39" table:table="0"/>
          <office:change-info>
            <dc:creator> </dc:creator>
            <dc:date>2014-09-20T03:37:47.628046089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0" table:table="0"/>
          <office:change-info>
            <dc:creator> </dc:creator>
            <dc:date>2014-09-20T03:37:47.628049456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41" table:table="0"/>
          <office:change-info>
            <dc:creator> </dc:creator>
            <dc:date>2014-09-20T03:37:47.628052695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42" table:table="0"/>
          <office:change-info>
            <dc:creator> </dc:creator>
            <dc:date>2014-09-20T03:37:47.628055947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43" table:table="0"/>
          <office:change-info>
            <dc:creator> </dc:creator>
            <dc:date>2014-09-20T03:37:47.628059234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16" table:table="0"/>
          <office:change-info>
            <dc:creator> </dc:creator>
            <dc:date>2014-09-20T03:38:02.967678250</dc:date>
          </office:change-info>
          <table:previous>
            <table:change-track-table-cell office:value-type="string">
              <text:p>22.08000</text:p>
              <text:p><text:span text:style-name="T1">0</text:span></text:p>
            </table:change-track-table-cell>
          </table:previous>
        </table:cell-content-change>
        <table:cell-content-change table:id="ct48">
          <table:cell-address table:column="4" table:row="17" table:table="0"/>
          <office:change-info>
            <dc:creator> </dc:creator>
            <dc:date>2014-09-20T03:38:07.384605804</dc:date>
          </office:change-info>
          <table:previous>
            <table:change-track-table-cell office:value-type="string">
              <text:p>28.79000</text:p>
              <text:p><text:span text:style-name="T1">0</text:span></text:p>
            </table:change-track-table-cell>
          </table:previous>
        </table:cell-content-change>
        <table:cell-content-change table:id="ct49">
          <table:cell-address table:column="4" table:row="41" table:table="0"/>
          <office:change-info>
            <dc:creator> </dc:creator>
            <dc:date>2014-09-20T03:38:16.326499844</dc:date>
          </office:change-info>
          <table:previous>
            <table:change-track-table-cell office:value-type="string">
              <text:p>12.86000</text:p>
              <text:p><text:span text:style-name="T1">0</text:span></text:p>
            </table:change-track-table-cell>
          </table:previous>
        </table:cell-content-change>
        <table:cell-content-change table:id="ct50">
          <table:cell-address table:column="4" table:row="4" table:table="0"/>
          <office:change-info>
            <dc:creator> </dc:creator>
            <dc:date>2014-09-20T03:38:22.586253171</dc:date>
          </office:change-info>
          <table:previous>
            <table:change-track-table-cell office:value-type="string">
              <text:p>17.50000</text:p>
              <text:p><text:span text:style-name="T1">0</text:span></text:p>
            </table:change-track-table-cell>
          </table:previous>
        </table:cell-content-change>
        <table:cell-content-change table:id="ct51">
          <table:cell-address table:column="5" table:row="44" table:table="0"/>
          <office:change-info>
            <dc:creator> </dc:creator>
            <dc:date>2014-09-20T03:38:37.418221287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6" table:table="0"/>
          <office:change-info>
            <dc:creator> </dc:creator>
            <dc:date>2014-09-20T03:39:11.38765491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1" table:table="0"/>
          <office:change-info>
            <dc:creator> </dc:creator>
            <dc:date>2014-09-20T03:39:19.909405651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13" table:table="0"/>
          <office:change-info>
            <dc:creator> </dc:creator>
            <dc:date>2014-09-20T03:39:50.562669429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7" table:table="0"/>
          <office:change-info>
            <dc:creator> </dc:creator>
            <dc:date>2014-09-20T03:40:05.566666829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32" table:table="0"/>
          <office:change-info>
            <dc:creator> </dc:creator>
            <dc:date>2014-09-20T03:40:13.359017952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 office:value-type="string" calcext:value-type="string">
            <text:p>1m</text:p>
          </table:table-cell>
          <table:table-cell table:number-columns-repeated="1017"/>
        </table:table-row>
        <table:table-row table:style-name="ro5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53" calcext:value-type="float">
            <text:p>153</text:p>
          </table:table-cell>
          <table:table-cell table:number-columns-repeated="1018"/>
        </table:table-row>
        <table:table-row table:style-name="ro5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71.4" calcext:value-type="float">
            <text:p>71.4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 office:value-type="string" calcext:value-type="string">
            <text:p>Replace! Polycarb!</text:p>
          </table:table-cell>
          <table:table-cell table:number-columns-repeated="1017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 office:value-type="string" calcext:value-type="string">
            <text:p>6mm</text:p>
          </table:table-cell>
          <table:table-cell table:number-columns-repeated="1017"/>
        </table:table-row>
        <table:table-row table:style-name="ro5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 office:value-type="string" calcext:value-type="string">
            <text:p>M5x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70.72" calcext:value-type="float">
            <text:p>70.72</text:p>
          </table:table-cell>
          <table:table-cell table:number-columns-repeated="1018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1]*[.E21]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 office:value-type="string" calcext:value-type="string">
            <text:p>M5x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7]*[.E27]" office:value-type="float" office:value="16" calcext:value-type="float">
            <text:p>16</text:p>
          </table:table-cell>
          <table:table-cell table:number-columns-repeated="1018"/>
        </table:table-row>
        <table:table-row table:style-name="ro5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 office:value-type="string" calcext:value-type="string">
            <text:p>0.5m</text:p>
          </table:table-cell>
          <table:table-cell table:number-columns-repeated="1017"/>
        </table:table-row>
        <table:table-row table:style-name="ro5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9]*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 office:value-type="string" calcext:value-type="string">
            <text:p>M5x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table:number-columns-repeated="101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 office:value-type="string" calcext:value-type="string">
            <text:p>1.5m</text:p>
          </table:table-cell>
          <table:table-cell table:number-columns-repeated="1017"/>
        </table:table-row>
        <table:table-row table:style-name="ro5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5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number-columns-repeated="5"/>
          <table:table-cell table:formula="of:=SUM([.F2:.F44])" office:value-type="float" office:value="920.54" calcext:value-type="float">
            <text:p>920.54</text:p>
          </table:table-cell>
          <table:table-cell table:number-columns-repeated="1018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20T02:29:48</meta:creation-date>
    <dc:date>2014-09-20T03:40:20.785201393</dc:date>
    <meta:generator>LibreOffice/4.1.4.0.0$Linux_X86_64 LibreOffice_project/267addb68a7665e71d3f263030c05466d746cbc</meta:generator>
    <meta:editing-duration>P0D</meta:editing-duration>
    <meta:editing-cycles>1</meta:editing-cycles>
    <meta:document-statistic meta:table-count="3" meta:cell-count="247" meta:object-count="0"/>
  </office:meta>
</office:document-meta>
</file>